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7mm"/>
    </style:style>
    <style:style style:name="co2" style:family="table-column">
      <style:table-column-properties fo:break-before="auto" style:column-width="39.92mm"/>
    </style:style>
    <style:style style:name="co3" style:family="table-column">
      <style:table-column-properties fo:break-before="auto" style:column-width="38.88mm"/>
    </style:style>
    <style:style style:name="co4" style:family="table-column">
      <style:table-column-properties fo:break-before="auto" style:column-width="23.05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74.82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30.18mm"/>
    </style:style>
    <style:style style:name="co9" style:family="table-column">
      <style:table-column-properties fo:break-before="auto" style:column-width="29.3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5.8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9.47mm" fo:break-before="auto" style:use-optimal-row-height="true"/>
    </style:style>
    <style:style style:name="ro5" style:family="table-row">
      <style:table-row-properties style:row-height="10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1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1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 style:data-style-name="N11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10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border="0.06pt solid #000000" style:rotation-align="none" style:vertical-align="middle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99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 style:data-style-name="N111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rotation-align="none" style:vertical-align="middle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gr1" style:family="graphic">
      <style:graphic-properties draw:stroke="none" svg:stroke-width="0.26mm" draw:stroke-linejoin="miter" draw:fill="solid" draw:fill-color="#ffffff" draw:textarea-vertical-align="top" draw:auto-grow-height="false" fo:min-height="257.23mm" fo:min-width="321.05mm" fo:padding-top="1.25mm" fo:padding-bottom="1.25mm" fo:padding-left="2.5mm" fo:padding-right="2.5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fo:min-height="266.92mm" fo:min-width="284.78mm" fo:padding-top="1.25mm" fo:padding-bottom="1.25mm" fo:padding-left="2.5mm" fo:padding-right="2.5mm" fo:wrap-option="wrap"/>
    </style:style>
    <style:style style:name="gr3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8.89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19"/>
        <table:table-column table:style-name="co11" table:number-columns-repeated="1014" table:default-cell-style-name="ce22"/>
        <table:table-row table:style-name="ro1">
          <table:table-cell table:style-name="ce1" office:value-type="string" calcext:value-type="string">
            <text:p>DATA</text:p>
            <draw:custom-shape table:end-cell-address="Foglio1.J41" table:end-x="19.78mm" table:end-y="4.56mm" draw:z-index="0" draw:name="CustomShape 1" draw:style-name="gr1" draw:text-style-name="P1" drawooo:display="printer" svg:width="326.04mm" svg:height="259.72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1" draw:name="CustomShape 1" draw:style-name="gr1" draw:text-style-name="P1" drawooo:display="printer" svg:width="326.04mm" svg:height="259.72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2" draw:name="CustomShape 1" draw:style-name="gr1" draw:text-style-name="P1" drawooo:display="printer" svg:width="326.04mm" svg:height="259.72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3" draw:name="CustomShape 1" draw:style-name="gr1" draw:text-style-name="P1" drawooo:display="printer" svg:width="326.04mm" svg:height="259.72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4" draw:name="CustomShape 1" draw:style-name="gr1" draw:text-style-name="P1" drawooo:display="printer" svg:width="326.04mm" svg:height="259.72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5" draw:name="CustomShape 1" draw:style-name="gr2" draw:text-style-name="P1" drawooo:display="printer" svg:width="289.77mm" svg:height="269.41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6" draw:name="CustomShape 1" draw:style-name="gr2" draw:text-style-name="P1" drawooo:display="printer" svg:width="289.77mm" svg:height="269.41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7" draw:name="CustomShape 1" draw:style-name="gr2" draw:text-style-name="P1" drawooo:display="printer" svg:width="289.77mm" svg:height="269.41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8" draw:name="CustomShape 1" draw:style-name="gr2" draw:text-style-name="P1" drawooo:display="printer" svg:width="289.77mm" svg:height="269.41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9" draw:name="CustomShape 1" draw:style-name="gr2" draw:text-style-name="P1" drawooo:display="printer" svg:width="289.77mm" svg:height="269.41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office:value-type="string" calcext:value-type="string">
            <office:annotation draw:style-name="gr3" draw:text-style-name="P3" svg:width="38.11mm" svg:height="20.89mm" svg:x="59.52mm" svg:y="0.28mm" draw:caption-point-x="-2.44mm" draw:caption-point-y="-0.18mm">
              <dc:date>2016-03-07T00:00:00</dc:date>
              <text:p text:style-name="P2"><text:span text:style-name="T1">Michele Masciale:</text:span><text:span text:style-name="T2">Es. SDR+GRID(200)</text:span></text:p>
            </office:annotation>
            <text:p>TIPO DI PROCESSING</text:p>
          </table:table-cell>
          <table:table-cell table:style-name="ce7" office:value-type="string" calcext:value-type="string">
            <office:annotation draw:style-name="gr3" draw:text-style-name="P3" svg:width="37.58mm" svg:height="20.89mm" svg:x="95.21mm" svg:y="0.28mm" draw:caption-point-x="0.75mm" draw:caption-point-y="-0.18mm">
              <dc:date>2016-03-07T00:00:00</dc:date>
              <text:p text:style-name="P2"><text:span text:style-name="T1">Michele Masciale:</text:span><text:span text:style-name="T2">Es. X,Y</text:span></text:p>
            </office:annotation>
            <text:p>ATTRIBUTI SCARTATI</text:p>
          </table:table-cell>
          <table:table-cell table:style-name="ce7" office:value-type="string" calcext:value-type="string">
            <office:annotation draw:style-name="gr3" draw:text-style-name="P3" svg:width="37.31mm" svg:height="20.89mm" svg:x="103.98mm" svg:y="0.28mm" draw:caption-point-x="15.03mm" draw:caption-point-y="-0.18mm">
              <dc:date>2016-03-07T00:00:00</dc:date>
              <text:p text:style-name="P2"><text:span text:style-name="T1">Michele Masciale:</text:span><text:span text:style-name="T2">{MY,BIN}</text:span></text:p>
            </office:annotation>
            <text:p>STRTONUM</text:p>
          </table:table-cell>
          <table:table-cell table:style-name="ce7" office:value-type="string" calcext:value-type="string">
            <office:annotation draw:style-name="gr3" draw:text-style-name="P3" svg:width="38.62mm" svg:height="20.89mm" svg:x="139.18mm" svg:y="0.28mm" draw:caption-point-x="11.32mm" draw:caption-point-y="-0.18mm">
              <dc:date>2016-03-07T00:00:00</dc:date>
              <text:p text:style-name="P2"><text:span text:style-name="T1">Michele Masciale:</text:span><text:span text:style-name="T2">Es. DT,GNB,BNB...</text:span></text:p>
            </office:annotation>
            <text:p>ALGORITMO</text:p>
          </table:table-cell>
          <table:table-cell table:style-name="ce7" office:value-type="string" calcext:value-type="string">
            <office:annotation draw:style-name="gr3" draw:text-style-name="P3" svg:width="35.99mm" svg:height="20.89mm" svg:x="214.26mm" svg:y="0.28mm" draw:caption-point-x="11.06mm" draw:caption-point-y="-0.18mm">
              <dc:date>2016-03-07T00:00:00</dc:date>
              <text:p text:style-name="P2"><text:span text:style-name="T1">Michele Masciale:</text:span><text:span text:style-name="T2">Es.</text:span></text:p>
              <text:p text:style-name="P2"><text:span text:style-name="T2">criterion=gini</text:span></text:p>
              <text:p text:style-name="P2"><text:span text:style-name="T2">min_samples_split=2500</text:span></text:p>
            </office:annotation>
            <text:p>PARAMETRI</text:p>
          </table:table-cell>
          <table:table-cell table:style-name="ce13" office:value-type="string" calcext:value-type="string">
            <text:p>ACCURACY</text:p>
          </table:table-cell>
          <table:table-cell table:style-name="ce13" office:value-type="string" calcext:value-type="string">
            <text:p>PYTHON SCORE</text:p>
          </table:table-cell>
          <table:table-cell table:style-name="ce13" office:value-type="string" calcext:value-type="string">
            <text:p>KAGGLE SCORE</text:p>
          </table:table-cell>
          <table:table-cell table:style-name="ce16" office:value-type="string" calcext:value-type="string">
            <text:p>POSIZIONE</text:p>
          </table:table-cell>
          <table:table-cell table:style-name="ce20" table:number-columns-repeated="1014"/>
        </table:table-row>
        <table:table-row table:style-name="ro2">
          <table:table-cell table:style-name="ce2" office:value-type="float" office:value="42431" calcext:value-type="float">
            <text:p>02/03/16</text:p>
          </table:table-cell>
          <table:table-cell table:style-name="ce8" office:value-type="string" calcext:value-type="string">
            <text:p>SDR</text:p>
          </table:table-cell>
          <table:table-cell table:style-name="ce8" office:value-type="string" calcext:value-type="string">
            <text:p>X,Y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GNB</text:p>
          </table:table-cell>
          <table:table-cell table:style-name="ce8"/>
          <table:table-cell table:style-name="ce14" office:value-type="float" office:value="0.19799" calcext:value-type="float">
            <text:p>0,19799</text:p>
          </table:table-cell>
          <table:table-cell table:style-name="ce14" office:value-type="float" office:value="2.65435" calcext:value-type="float">
            <text:p>2,65435</text:p>
          </table:table-cell>
          <table:table-cell table:style-name="ce14" office:value-type="float" office:value="2.65656" calcext:value-type="float">
            <text:p>2,65656</text:p>
          </table:table-cell>
          <table:table-cell table:style-name="ce17" office:value-type="string" calcext:value-type="string">
            <text:p>873/1381</text:p>
          </table:table-cell>
          <table:table-cell table:style-name="ce20" table:number-columns-repeated="1014"/>
        </table:table-row>
        <table:table-row table:style-name="ro3">
          <table:table-cell table:style-name="ce3" office:value-type="float" office:value="42432" calcext:value-type="float">
            <text:p>03/03/16</text:p>
          </table:table-cell>
          <table:table-cell table:style-name="ce8" office:value-type="string" calcext:value-type="string">
            <text:p>SDR+GRID(200)</text:p>
          </table:table-cell>
          <table:table-cell table:style-name="ce8" office:value-type="string" calcext:value-type="string">
            <text:p>Address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GNB</text:p>
          </table:table-cell>
          <table:table-cell table:style-name="ce10"/>
          <table:table-cell table:style-name="ce14" office:value-type="float" office:value="0.20771" calcext:value-type="float">
            <text:p>0,20771</text:p>
          </table:table-cell>
          <table:table-cell table:style-name="ce14" office:value-type="float" office:value="2.64991" calcext:value-type="float">
            <text:p>2,64991</text:p>
          </table:table-cell>
          <table:table-cell table:style-name="ce14" office:value-type="float" office:value="2.65093" calcext:value-type="float">
            <text:p>2,65093</text:p>
          </table:table-cell>
          <table:table-cell table:style-name="ce17" office:value-type="string" calcext:value-type="string">
            <text:p>865/1381</text:p>
          </table:table-cell>
          <table:table-cell table:style-name="ce20" table:number-columns-repeated="1014"/>
        </table:table-row>
        <table:table-row table:style-name="ro3">
          <table:table-cell table:style-name="ce3" office:value-type="float" office:value="42432" calcext:value-type="float">
            <text:p>03/03/16</text:p>
          </table:table-cell>
          <table:table-cell table:style-name="ce8" office:value-type="string" calcext:value-type="string">
            <text:p>SDR+GRID(200)</text:p>
          </table:table-cell>
          <table:table-cell table:style-name="ce8" office:value-type="string" calcext:value-type="string">
            <text:p>Address, PdDistrict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GNB</text:p>
          </table:table-cell>
          <table:table-cell table:style-name="ce10"/>
          <table:table-cell table:style-name="ce14" office:value-type="float" office:value="0.20775" calcext:value-type="float">
            <text:p>0,20775</text:p>
          </table:table-cell>
          <table:table-cell table:style-name="ce14" office:value-type="float" office:value="2.64766" calcext:value-type="float">
            <text:p>2,64766</text:p>
          </table:table-cell>
          <table:table-cell/>
          <table:table-cell table:style-name="ce6"/>
          <table:table-cell table:style-name="ce20" table:number-columns-repeated="1014"/>
        </table:table-row>
        <table:table-row table:style-name="ro3">
          <table:table-cell table:style-name="ce3" office:value-type="float" office:value="42432" calcext:value-type="float">
            <text:p>03/03/16</text:p>
          </table:table-cell>
          <table:table-cell table:style-name="ce8" office:value-type="string" calcext:value-type="string">
            <text:p>SDR+GRID(50)</text:p>
          </table:table-cell>
          <table:table-cell table:style-name="ce8" office:value-type="string" calcext:value-type="string">
            <text:p>Address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GNB</text:p>
          </table:table-cell>
          <table:table-cell table:style-name="ce10"/>
          <table:table-cell table:style-name="ce14" office:value-type="float" office:value="0.20786" calcext:value-type="float">
            <text:p>0,20786</text:p>
          </table:table-cell>
          <table:table-cell table:style-name="ce14" office:value-type="float" office:value="2.64963" calcext:value-type="float">
            <text:p>2,64963</text:p>
          </table:table-cell>
          <table:table-cell/>
          <table:table-cell table:style-name="ce6"/>
          <table:table-cell table:style-name="ce20" table:number-columns-repeated="1014"/>
        </table:table-row>
        <table:table-row table:style-name="ro3">
          <table:table-cell table:style-name="ce3" office:value-type="float" office:value="42432" calcext:value-type="float">
            <text:p>03/03/16</text:p>
          </table:table-cell>
          <table:table-cell table:style-name="ce8" office:value-type="string" calcext:value-type="string">
            <text:p>SDR+GRID(50)</text:p>
          </table:table-cell>
          <table:table-cell table:style-name="ce8" office:value-type="string" calcext:value-type="string">
            <text:p>Address, PdDistrict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GNB</text:p>
          </table:table-cell>
          <table:table-cell table:style-name="ce10"/>
          <table:table-cell table:style-name="ce14" office:value-type="float" office:value="0.20764" calcext:value-type="float">
            <text:p>0,20764</text:p>
          </table:table-cell>
          <table:table-cell table:style-name="ce14" office:value-type="float" office:value="2.64746" calcext:value-type="float">
            <text:p>2,64746</text:p>
          </table:table-cell>
          <table:table-cell/>
          <table:table-cell table:style-name="ce6"/>
          <table:table-cell table:style-name="ce20" table:number-columns-repeated="1014"/>
        </table:table-row>
        <table:table-row table:style-name="ro3">
          <table:table-cell table:style-name="ce3" office:value-type="float" office:value="42432" calcext:value-type="float">
            <text:p>03/03/16</text:p>
          </table:table-cell>
          <table:table-cell table:style-name="ce8" office:value-type="string" calcext:value-type="string">
            <text:p>SDR+GRID(10)</text:p>
          </table:table-cell>
          <table:table-cell table:style-name="ce8" office:value-type="string" calcext:value-type="string">
            <text:p>Address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GNB</text:p>
          </table:table-cell>
          <table:table-cell table:style-name="ce10"/>
          <table:table-cell table:style-name="ce14" office:value-type="float" office:value="0.20861" calcext:value-type="float">
            <text:p>0,20861</text:p>
          </table:table-cell>
          <table:table-cell table:style-name="ce14" office:value-type="float" office:value="2.64754" calcext:value-type="float">
            <text:p>2,64754</text:p>
          </table:table-cell>
          <table:table-cell/>
          <table:table-cell table:style-name="ce6"/>
          <table:table-cell table:style-name="ce20" table:number-columns-repeated="1014"/>
        </table:table-row>
        <table:table-row table:style-name="ro3">
          <table:table-cell table:style-name="ce3" office:value-type="float" office:value="42432" calcext:value-type="float">
            <text:p>03/03/16</text:p>
          </table:table-cell>
          <table:table-cell table:style-name="ce8" office:value-type="string" calcext:value-type="string">
            <text:p>SDR+GRID(10)</text:p>
          </table:table-cell>
          <table:table-cell table:style-name="ce8" office:value-type="string" calcext:value-type="string">
            <text:p>Address, PdDistrict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GNB</text:p>
          </table:table-cell>
          <table:table-cell table:style-name="ce10"/>
          <table:table-cell table:style-name="ce14" office:value-type="float" office:value="0.20843" calcext:value-type="float">
            <text:p>0,20843</text:p>
          </table:table-cell>
          <table:table-cell table:style-name="ce14" office:value-type="float" office:value="2.64589" calcext:value-type="float">
            <text:p>2,64589</text:p>
          </table:table-cell>
          <table:table-cell table:style-name="ce14" office:value-type="float" office:value="2.64736" calcext:value-type="float">
            <text:p>2,64736</text:p>
          </table:table-cell>
          <table:table-cell table:style-name="ce17" office:value-type="string" calcext:value-type="string">
            <text:p>859/1387</text:p>
          </table:table-cell>
          <table:table-cell table:style-name="ce20" table:number-columns-repeated="1014"/>
        </table:table-row>
        <table:table-row table:style-name="ro3">
          <table:table-cell table:style-name="ce3" office:value-type="float" office:value="42432" calcext:value-type="float">
            <text:p>03/03/16</text:p>
          </table:table-cell>
          <table:table-cell table:style-name="ce8" office:value-type="string" calcext:value-type="string">
            <text:p>SDR+GRID(10)</text:p>
          </table:table-cell>
          <table:table-cell table:style-name="ce10"/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GNB</text:p>
          </table:table-cell>
          <table:table-cell table:style-name="ce10"/>
          <table:table-cell table:style-name="ce14" office:value-type="float" office:value="0.20559" calcext:value-type="float">
            <text:p>0,20559</text:p>
          </table:table-cell>
          <table:table-cell table:style-name="ce14" office:value-type="float" office:value="2.66475" calcext:value-type="float">
            <text:p>2,66475</text:p>
          </table:table-cell>
          <table:table-cell/>
          <table:table-cell table:style-name="ce6"/>
          <table:table-cell table:style-name="ce20" table:number-columns-repeated="1014"/>
        </table:table-row>
        <table:table-row table:style-name="ro3">
          <table:table-cell table:style-name="ce3" office:value-type="float" office:value="42433" calcext:value-type="float">
            <text:p>04/03/16</text:p>
          </table:table-cell>
          <table:table-cell table:style-name="ce8" office:value-type="string" calcext:value-type="string">
            <text:p>SDR+GRID(10)</text:p>
          </table:table-cell>
          <table:table-cell table:style-name="ce8" office:value-type="string" calcext:value-type="string">
            <text:p>Address, PdDistrict</text:p>
          </table:table-cell>
          <table:table-cell table:style-name="ce8" office:value-type="string" calcext:value-type="string">
            <text:p>BIN</text:p>
          </table:table-cell>
          <table:table-cell table:style-name="ce8" office:value-type="string" calcext:value-type="string">
            <text:p>LOGREG</text:p>
          </table:table-cell>
          <table:table-cell table:style-name="ce8" office:value-type="string" calcext:value-type="string">
            <text:p>C=0,01</text:p>
          </table:table-cell>
          <table:table-cell table:style-name="ce14" office:value-type="float" office:value="0.2127" calcext:value-type="float">
            <text:p>0,21270</text:p>
          </table:table-cell>
          <table:table-cell table:style-name="ce14" office:value-type="float" office:value="2.63403" calcext:value-type="float">
            <text:p>2,63403</text:p>
          </table:table-cell>
          <table:table-cell table:style-name="ce14" office:value-type="float" office:value="2.64336" calcext:value-type="float">
            <text:p>2,64336</text:p>
          </table:table-cell>
          <table:table-cell table:style-name="ce17" office:value-type="string" calcext:value-type="string">
            <text:p>853/1387</text:p>
          </table:table-cell>
          <table:table-cell table:style-name="ce20" table:number-columns-repeated="1014"/>
        </table:table-row>
        <table:table-row table:style-name="ro3">
          <table:table-cell table:style-name="ce3" office:value-type="float" office:value="42433" calcext:value-type="float">
            <text:p>04/03/16</text:p>
          </table:table-cell>
          <table:table-cell table:style-name="ce8" office:value-type="string" calcext:value-type="string">
            <text:p>SDR+GRID(10)</text:p>
          </table:table-cell>
          <table:table-cell table:style-name="ce8" office:value-type="string" calcext:value-type="string">
            <text:p>Address</text:p>
          </table:table-cell>
          <table:table-cell table:style-name="ce8" office:value-type="string" calcext:value-type="string">
            <text:p>BIN</text:p>
          </table:table-cell>
          <table:table-cell table:style-name="ce8" office:value-type="string" calcext:value-type="string">
            <text:p>LOGREG</text:p>
          </table:table-cell>
          <table:table-cell table:style-name="ce8" office:value-type="string" calcext:value-type="string">
            <text:p>C=0,01</text:p>
          </table:table-cell>
          <table:table-cell table:style-name="ce14" office:value-type="float" office:value="0.22523" calcext:value-type="float">
            <text:p>0,22523</text:p>
          </table:table-cell>
          <table:table-cell table:style-name="ce14" office:value-type="float" office:value="2.59278" calcext:value-type="float">
            <text:p>2,59278</text:p>
          </table:table-cell>
          <table:table-cell table:style-name="ce14" office:value-type="float" office:value="2.7406" calcext:value-type="float">
            <text:p>2,74060</text:p>
          </table:table-cell>
          <table:table-cell table:style-name="ce17" office:value-type="string" calcext:value-type="string">
            <text:p>/</text:p>
          </table:table-cell>
          <table:table-cell table:style-name="ce20" table:number-columns-repeated="1014"/>
        </table:table-row>
        <table:table-row table:style-name="ro4">
          <table:table-cell table:style-name="ce3" office:value-type="float" office:value="42433" calcext:value-type="float">
            <text:p>04/03/16</text:p>
          </table:table-cell>
          <table:table-cell table:style-name="ce8" office:value-type="string" calcext:value-type="string">
            <text:p>SDR+GRID(10)</text:p>
          </table:table-cell>
          <table:table-cell table:style-name="ce8" office:value-type="string" calcext:value-type="string">
            <text:p>Address, PdDistrict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ANN</text:p>
          </table:table-cell>
          <table:table-cell table:style-name="ce11" office:value-type="string" calcext:value-type="string">
            <text:p>Layer=100*tanh + 100 * sigmoid + softmax</text:p>
            <text:p>learning_rate=0,1</text:p>
            <text:p>n_stable=2</text:p>
            <text:p>n_iter=20</text:p>
          </table:table-cell>
          <table:table-cell table:style-name="ce14" office:value-type="float" office:value="0.23021" calcext:value-type="float">
            <text:p>0,23021</text:p>
          </table:table-cell>
          <table:table-cell table:style-name="ce14" office:value-type="float" office:value="2.56315" calcext:value-type="float">
            <text:p>2,56315</text:p>
          </table:table-cell>
          <table:table-cell table:style-name="ce14" office:value-type="float" office:value="2.56476" calcext:value-type="float">
            <text:p>2,56476</text:p>
          </table:table-cell>
          <table:table-cell table:style-name="ce17" office:value-type="string" calcext:value-type="string">
            <text:p>511/1390</text:p>
          </table:table-cell>
          <table:table-cell table:style-name="ce20" table:number-columns-repeated="1014"/>
        </table:table-row>
        <table:table-row table:style-name="ro5">
          <table:table-cell table:style-name="ce4" office:value-type="float" office:value="42433" calcext:value-type="float">
            <text:p>04/03/16</text:p>
          </table:table-cell>
          <table:table-cell table:style-name="ce9" office:value-type="string" calcext:value-type="string">
            <text:p>SDR+GRID(10)</text:p>
          </table:table-cell>
          <table:table-cell table:style-name="ce9" office:value-type="string" calcext:value-type="string">
            <text:p>Address, PdDistrict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VC(GNB,DT1,DT2)</text:p>
          </table:table-cell>
          <table:table-cell table:style-name="ce12" office:value-type="string" calcext:value-type="string">
            <text:p>DT1: criterion='gini', min_samples_split=2500</text:p>
            <text:p>DT2: criterion='gini',max_leaf_nodes=39</text:p>
          </table:table-cell>
          <table:table-cell table:style-name="ce15" office:value-type="float" office:value="0.24658" calcext:value-type="float">
            <text:p>0,24658</text:p>
          </table:table-cell>
          <table:table-cell table:style-name="ce15" office:value-type="float" office:value="2.52131" calcext:value-type="float">
            <text:p>2,52131</text:p>
          </table:table-cell>
          <table:table-cell table:style-name="ce15" office:value-type="float" office:value="2.52941" calcext:value-type="float">
            <text:p>2,52941</text:p>
          </table:table-cell>
          <table:table-cell table:style-name="ce18" office:value-type="string" calcext:value-type="string">
            <text:p>396/1390</text:p>
          </table:table-cell>
          <table:table-cell table:style-name="ce20" table:number-columns-repeated="1014"/>
        </table:table-row>
        <table:table-row table:style-name="ro5">
          <table:table-cell table:style-name="ce3" office:value-type="float" office:value="42433" calcext:value-type="float">
            <text:p>04/03/16</text:p>
          </table:table-cell>
          <table:table-cell office:value-type="string" calcext:value-type="string">
            <text:p>SDR+GRID(50)+CROSS</text:p>
          </table:table-cell>
          <table:table-cell office:value-type="string" calcext:value-type="string">
            <text:p>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1" office:value-type="string" calcext:value-type="string">
            <text:p>DT1: criterion='gini', min_samples_split=2500</text:p>
            <text:p>DT2: criterion='gini',max_leaf_nodes=39</text:p>
          </table:table-cell>
          <table:table-cell table:style-name="ce14" office:value-type="float" office:value="0.25382" calcext:value-type="float">
            <text:p>0,25382</text:p>
          </table:table-cell>
          <table:table-cell table:style-name="ce14" office:value-type="float" office:value="2.49391" calcext:value-type="float">
            <text:p>2,49391</text:p>
          </table:table-cell>
          <table:table-cell table:style-name="ce14" office:value-type="float" office:value="2.90088" calcext:value-type="float">
            <text:p>2,90088</text:p>
          </table:table-cell>
          <table:table-cell table:style-name="ce17" office:value-type="string" calcext:value-type="string">
            <text:p>/</text:p>
          </table:table-cell>
          <table:table-cell table:style-name="ce20" table:number-columns-repeated="1014"/>
        </table:table-row>
        <table:table-row table:style-name="ro6">
          <table:table-cell table:style-name="ce3" office:value-type="float" office:value="42433" calcext:value-type="float">
            <text:p>04/03/16</text:p>
          </table:table-cell>
          <table:table-cell table:style-name="ce8" office:value-type="string" calcext:value-type="string">
            <text:p>SDR+GRID(10)</text:p>
          </table:table-cell>
          <table:table-cell table:style-name="ce8" office:value-type="string" calcext:value-type="string">
            <text:p>Address, PdDistrict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ANN</text:p>
          </table:table-cell>
          <table:table-cell table:style-name="ce11" office:value-type="string" calcext:value-type="string">
            <text:p>Layer=100*tanh+ 100*tanh  + 100 * sigmoid + softmax</text:p>
            <text:p>learning_rate=0,1</text:p>
            <text:p>n_stable=2</text:p>
            <text:p>n_iter=21</text:p>
          </table:table-cell>
          <table:table-cell table:style-name="ce14" office:value-type="float" office:value="0.23028" calcext:value-type="float">
            <text:p>0,23028</text:p>
          </table:table-cell>
          <table:table-cell table:style-name="ce14" office:value-type="float" office:value="2.55942" calcext:value-type="float">
            <text:p>2,55942</text:p>
          </table:table-cell>
          <table:table-cell table:style-name="ce14" office:value-type="float" office:value="2.56269" calcext:value-type="float">
            <text:p>2,56269</text:p>
          </table:table-cell>
          <table:table-cell table:style-name="ce17" office:value-type="string" calcext:value-type="string">
            <text:p>505/1390</text:p>
          </table:table-cell>
          <table:table-cell table:style-name="ce21" table:number-columns-repeated="1014"/>
        </table:table-row>
        <table:table-row table:style-name="ro5">
          <table:table-cell table:style-name="ce5" office:value-type="date" office:date-value="2016-03-07" calcext:value-type="date">
            <text:p>07/03/16</text:p>
          </table:table-cell>
          <table:table-cell office:value-type="string" calcext:value-type="string">
            <text:p>SDR+GRID(50)</text:p>
          </table:table-cell>
          <table:table-cell table:style-name="ce8" office:value-type="string" calcext:value-type="string">
            <text:p>Address, 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1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5934" calcext:value-type="float">
            <text:p>0,25934</text:p>
          </table:table-cell>
          <table:table-cell office:value-type="float" office:value="2.48749" calcext:value-type="float">
            <text:p>2,48749</text:p>
          </table:table-cell>
          <table:table-cell office:value-type="float" office:value="2.52005" calcext:value-type="float">
            <text:p>2,52005</text:p>
          </table:table-cell>
          <table:table-cell office:value-type="string" calcext:value-type="string">
            <text:p>387/1415</text:p>
          </table:table-cell>
          <table:table-cell table:number-columns-repeated="1014"/>
        </table:table-row>
        <table:table-row table:style-name="ro5">
          <table:table-cell table:style-name="ce5" office:value-type="date" office:date-value="2016-03-07" calcext:value-type="date">
            <text:p>07/03/16</text:p>
          </table:table-cell>
          <table:table-cell office:value-type="string" calcext:value-type="string">
            <text:p>DATE(YMDH)+GRID(22)</text:p>
          </table:table-cell>
          <table:table-cell table:style-name="ce8" office:value-type="string" calcext:value-type="string">
            <text:p>Addres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1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5508" calcext:value-type="float">
            <text:p>0,25508</text:p>
          </table:table-cell>
          <table:table-cell office:value-type="float" office:value="2.49504" calcext:value-type="float">
            <text:p>2,49504</text:p>
          </table:table-cell>
          <table:table-cell office:value-type="float" office:value="2.51611" calcext:value-type="float">
            <text:p>2,51611</text:p>
          </table:table-cell>
          <table:table-cell office:value-type="string" calcext:value-type="string">
            <text:p>376/1419</text:p>
          </table:table-cell>
          <table:table-cell table:number-columns-repeated="1014"/>
        </table:table-row>
        <table:table-row table:style-name="ro5">
          <table:table-cell table:style-name="ce5" office:value-type="date" office:date-value="2016-03-07" calcext:value-type="date">
            <text:p>07/03/16</text:p>
          </table:table-cell>
          <table:table-cell office:value-type="string" calcext:value-type="string">
            <text:p>DATE(YMDH)+GRID(22)</text:p>
          </table:table-cell>
          <table:table-cell table:style-name="ce8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1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6944" calcext:value-type="float">
            <text:p>0,26944</text:p>
          </table:table-cell>
          <table:table-cell office:value-type="float" office:value="2.45956" calcext:value-type="float">
            <text:p>2,45956</text:p>
          </table:table-cell>
          <table:table-cell office:value-type="float" office:value="2.47587" calcext:value-type="float">
            <text:p>2,47587</text:p>
          </table:table-cell>
          <table:table-cell office:value-type="string" calcext:value-type="string">
            <text:p>317/1419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.</number:text>
      <number:seconds number:style="long"/>
    </number:time-style>
    <number:time-style style:name="N10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8">
      <number:minutes number:style="long"/>
      <number:text>.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number-style style:name="N111">
      <number:number number:decimal-places="5" loext:min-decimal-places="5" number:min-integer-digits="1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fill-character> </loext:fill-character>
      <number:text>- </number:text>
    </number:number-style>
    <number:text-style style:name="N10125" number:language="it" number:country="IT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01:55:39.560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22:06:48</meta:creation-date>
    <meta:initial-creator>Michele Masciale</meta:initial-creator>
    <dc:language>it-IT</dc:language>
    <dc:date>2016-03-08T02:29:42.925000000</dc:date>
    <meta:editing-cycles>9</meta:editing-cycles>
    <meta:editing-duration>PT6H56M31S</meta:editing-duration>
    <meta:generator>LibreOffice/5.0.1.2$Windows_x86 LibreOffice_project/81898c9f5c0d43f3473ba111d7b351050be20261</meta:generator>
    <meta:document-statistic meta:table-count="1" meta:cell-count="160" meta:object-count="1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